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303cm" fo:min-width="2.794cm"/>
    </style:style>
    <style:style style:name="gr2" style:family="graphic" style:parent-style-name="standard">
      <style:graphic-properties svg:stroke-color="#000000" draw:fill-color="#ffffff" draw:textarea-horizontal-align="justify" draw:textarea-vertical-align="middle" draw:auto-grow-height="false" fo:min-height="1.078cm" fo:min-width="3.71cm"/>
    </style:style>
    <style:style style:name="gr3" style:family="graphic" style:parent-style-name="standard">
      <style:graphic-properties svg:stroke-color="#000000" draw:fill-color="#ffffff" draw:textarea-horizontal-align="justify" draw:textarea-vertical-align="middle" draw:auto-grow-height="false" fo:min-height="1.499cm" fo:min-width="3.419cm" fo:wrap-option="no-wrap"/>
    </style:style>
    <style:style style:name="gr4" style:family="graphic" style:parent-style-name="objectwithoutfill">
      <style:graphic-properties svg:stroke-color="#000000" draw:marker-end="Arrow" draw:marker-end-width="0.3cm" draw:fill="none" draw:fill-color="#ffffff" draw:textarea-vertical-align="middle"/>
    </style:style>
    <style:style style:name="gr5" style:family="graphic" style:parent-style-name="standard">
      <style:graphic-properties svg:stroke-color="#000000" draw:fill-color="#ffffff" draw:textarea-horizontal-align="left" draw:textarea-vertical-align="top" draw:auto-grow-height="false" fo:min-height="2.73cm" fo:min-width="5.075cm"/>
    </style:style>
    <style:style style:name="gr6" style:family="graphic" style:parent-style-name="standard">
      <style:graphic-properties svg:stroke-color="#000000" draw:fill-color="#ffffff" draw:textarea-horizontal-align="justify" draw:textarea-vertical-align="middle" draw:auto-grow-height="false" fo:min-height="1.344cm" fo:min-width="4.602cm"/>
    </style:style>
    <style:style style:name="gr7" style:family="graphic" style:parent-style-name="standard">
      <style:graphic-properties svg:stroke-color="#000000" draw:fill-color="#ffffff" draw:textarea-horizontal-align="justify" draw:textarea-vertical-align="middle" draw:auto-grow-height="false" fo:min-height="1.079cm" fo:min-width="4.819cm"/>
    </style:style>
    <style:style style:name="gr8" style:family="graphic" style:parent-style-name="standard">
      <style:graphic-properties svg:stroke-color="#000000" draw:fill-color="#ffffff" draw:textarea-horizontal-align="justify" draw:textarea-vertical-align="middle" draw:auto-grow-height="false" fo:min-height="2.042cm" fo:min-width="5.856cm"/>
    </style:style>
    <style:style style:name="gr9" style:family="graphic" style:parent-style-name="standard">
      <style:graphic-properties svg:stroke-color="#000000" draw:fill-color="#ffffff" draw:textarea-horizontal-align="justify" draw:textarea-vertical-align="middle" draw:auto-grow-height="false" fo:min-height="1.743cm" fo:min-width="2.328cm"/>
    </style:style>
    <style:style style:name="gr10" style:family="graphic" style:parent-style-name="standard">
      <style:graphic-properties svg:stroke-color="#000000" draw:fill-color="#ffffff" draw:textarea-horizontal-align="justify" draw:textarea-vertical-align="middle" draw:auto-grow-height="false" fo:min-height="1.829cm" fo:min-width="3.078cm"/>
    </style:style>
    <style:style style:name="gr11" style:family="graphic" style:parent-style-name="standard">
      <style:graphic-properties svg:stroke-color="#000000" draw:fill-color="#ffffff" draw:textarea-horizontal-align="justify" draw:textarea-vertical-align="middle" draw:auto-grow-height="false" fo:min-height="1.699cm" fo:min-width="6.148cm"/>
    </style:style>
    <style:style style:name="gr12" style:family="graphic" style:parent-style-name="objectwithoutfill">
      <style:graphic-properties svg:stroke-color="#000000" draw:marker-start="Arrow" draw:marker-start-width="0.3cm" draw:marker-end="Arrow" draw:marker-end-width="0.3cm" draw:fill="none" draw:fill-color="#ffffff" draw:textarea-vertical-align="middle"/>
    </style:style>
    <style:style style:name="gr13" style:family="graphic" style:parent-style-name="standard">
      <style:graphic-properties svg:stroke-color="#000000" draw:fill-color="#ffffff" draw:textarea-horizontal-align="left" draw:textarea-vertical-align="top" draw:auto-grow-height="false" fo:min-height="4.195cm" fo:min-width="17.788cm"/>
    </style:style>
    <style:style style:name="gr14" style:family="graphic" style:parent-style-name="standard">
      <style:graphic-properties svg:stroke-color="#000000" draw:fill-color="#ffffff" draw:textarea-horizontal-align="justify" draw:textarea-vertical-align="middle" draw:auto-grow-height="false" fo:min-height="1.744cm" fo:min-width="2.307cm"/>
    </style:style>
    <style:style style:name="gr15" style:family="graphic" style:parent-style-name="standard">
      <style:graphic-properties svg:stroke-color="#000000" draw:fill-color="#ffffff" draw:textarea-horizontal-align="justify" draw:textarea-vertical-align="middle" draw:auto-grow-height="false" fo:min-height="1.962cm" fo:min-width="3.348cm"/>
    </style:style>
    <style:style style:name="gr16" style:family="graphic" style:parent-style-name="standard">
      <style:graphic-properties svg:stroke-color="#000000" draw:fill-color="#ffffff" draw:textarea-horizontal-align="justify" draw:textarea-vertical-align="middle" draw:auto-grow-height="false" fo:min-height="1.303cm" fo:min-width="2.769cm"/>
    </style:style>
    <style:style style:name="gr17" style:family="graphic" style:parent-style-name="standard">
      <style:graphic-properties svg:stroke-color="#000000" draw:fill-color="#ffffff" draw:textarea-horizontal-align="justify" draw:textarea-vertical-align="middle" draw:auto-grow-height="false" fo:min-height="1.499cm" fo:min-width="2.454cm" fo:wrap-option="no-wrap"/>
    </style:style>
    <style:style style:name="gr18" style:family="graphic" style:parent-style-name="standard">
      <style:graphic-properties svg:stroke-color="#000000" draw:fill-color="#ffffff" draw:textarea-horizontal-align="justify" draw:textarea-vertical-align="middle" draw:auto-grow-height="false" fo:min-height="1.744cm" fo:min-width="2.936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loext:graphic-properties draw:fill-color="#ffffff"/>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293cm" svg:height="2.94cm" svg:x="8.467cm" svg:y="11.498cm">
          <text:p text:style-name="P1">SQLite 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1" draw:id="id1" draw:layer="layout" svg:width="4.352cm" svg:height="1.47cm" svg:x="3.347cm" svg:y="7.634cm">
          <text:p text:style-name="P1">Par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9" draw:id="id9" draw:layer="layout" svg:width="5.999cm" svg:height="2.695cm" svg:x="2.524cm" svg:y="1.142cm">
          <text:p text:style-name="P1">Atom XM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draw:layer="layout" draw:type="curve" svg:x1="5.523cm" svg:y1="9.104cm" svg:x2="10.114cm" svg:y2="11.498cm" draw:start-shape="id1" draw:start-glue-point="2" draw:end-shape="id2" draw:end-glue-point="5" svg:d="M5523 9104c0 1797 4591 600 4591 2394" svg:viewBox="0 0 4592 2395">
          <text:p/>
        </draw:connector>
        <draw:g xml:id="id11" draw:id="id11">
          <draw:custom-shape draw:style-name="gr5" draw:text-style-name="P2" xml:id="id4" draw:id="id4" draw:layer="layout" svg:width="5.897cm" svg:height="3.302cm" svg:x="2.342cm" svg:y="16.113cm">
            <text:p text:style-name="P1">ArticleActivityC</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5.274cm" svg:height="1.766cm" svg:x="2.621cm" svg:y="17.265cm">
            <text:p text:style-name="P1">ArticleFragmen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 xml:id="id3" draw:id="id3" draw:layer="layout" svg:width="5.461cm" svg:height="1.471cm" svg:x="2.778cm" svg:y="5.093cm">
          <text:p text:style-name="P1">Downloader (pul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5.508cm" svg:y1="6.564cm" svg:x2="5.523cm" svg:y2="7.634cm" draw:start-shape="id3" draw:start-glue-point="2" draw:end-shape="id1" draw:end-glue-point="0" svg:d="M5508 6564c0 802 15 268 15 1070" svg:viewBox="0 0 16 1071">
          <text:p/>
        </draw:connector>
        <draw:connector draw:style-name="gr4" draw:text-style-name="P3" draw:layer="layout" draw:type="curve" svg:x1="10.114cm" svg:y1="14.438cm" svg:x2="5.29cm" svg:y2="16.113cm" draw:start-shape="id2" draw:start-glue-point="7" draw:end-shape="id4" draw:end-glue-point="0" svg:d="M10114 14438c0 1257-4824 420-4824 1675" svg:viewBox="0 0 4825 1676">
          <text:p/>
        </draw:connector>
        <draw:custom-shape draw:style-name="gr8" draw:text-style-name="P5" xml:id="id7" draw:id="id7" draw:layer="layout" svg:width="6.604cm" svg:height="2.54cm" svg:x="11.795cm" svg:y="7.453cm">
          <text:p text:style-name="P4"><text:span text:style-name="T1">Android OS</text:span><text:span text:style-name="T1"><text:line-break/></text:span><text:span text:style-name="T2">SearchManager</text:span><text:span text:style-name="T1"><text:line-break/></text:span><text:span text:style-name="T1">displays a search 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5" draw:id="id5" draw:layer="layout" svg:width="3.998cm" svg:height="2.817cm" svg:x="8.204cm" svg:y="2.5cm">
          <text:p text:style-name="P1">1 h timer<text:line-break/>goes o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6" draw:id="id6" draw:layer="layout" svg:width="5.058cm" svg:height="2.939cm" svg:x="12.544cm" svg:y="2.863cm">
          <text:p text:style-name="P1">User presses<text:line-break/>search butt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curve" svg:x1="10.203cm" svg:y1="5.317cm" svg:x2="8.239cm" svg:y2="5.828cm" draw:start-shape="id5" draw:start-glue-point="8" draw:end-shape="id3" svg:d="M10203 5317c0 341-654 511-1964 511" svg:viewBox="0 0 1965 512">
          <text:p/>
        </draw:connector>
        <draw:connector draw:style-name="gr4" draw:text-style-name="P3" draw:layer="layout" draw:type="curve" svg:x1="15.073cm" svg:y1="5.802cm" svg:x2="15.097cm" svg:y2="7.453cm" draw:start-shape="id6" draw:start-glue-point="8" draw:end-shape="id7" draw:end-glue-point="0" svg:d="M15073 5802c0 1239 24 414 24 1651" svg:viewBox="0 0 25 1652">
          <text:p/>
        </draw:connector>
        <draw:custom-shape draw:style-name="gr11" draw:text-style-name="P2" xml:id="id8" draw:id="id8" draw:layer="layout" svg:width="6.858cm" svg:height="2.159cm" svg:x="11.287cm" svg:y="16.621cm">
          <text:p text:style-name="P1">SearchResultsActivity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15.097cm" svg:y1="9.993cm" svg:x2="10.113cm" svg:y2="11.498cm" draw:start-shape="id7" draw:start-glue-point="2" draw:end-shape="id2" svg:d="M15097 9993c0 1129-4984 377-4984 1505" svg:viewBox="0 0 4985 1506">
          <text:p/>
        </draw:connector>
        <draw:connector draw:style-name="gr4" draw:text-style-name="P3" draw:layer="layout" draw:type="curve" svg:x1="10.114cm" svg:y1="14.438cm" svg:x2="14.716cm" svg:y2="16.621cm" draw:start-shape="id2" draw:start-glue-point="7" draw:end-shape="id8" draw:end-glue-point="0" svg:d="M10114 14438c0 1638 4602 547 4602 2183" svg:viewBox="0 0 4603 2184">
          <text:p/>
        </draw:connector>
        <draw:connector draw:style-name="gr12" draw:text-style-name="P3" draw:layer="layout" draw:type="curve" svg:x1="5.508cm" svg:y1="5.093cm" svg:x2="5.523cm" svg:y2="3.837cm" draw:start-shape="id3" draw:start-glue-point="0" draw:end-shape="id9" svg:d="M5508 5093c0-942 15-314 15-1256" svg:viewBox="0 0 16 1257">
          <text:p/>
        </draw:connector>
        <draw:custom-shape draw:style-name="gr13" draw:text-style-name="P2" draw:layer="layout" svg:width="18.288cm" svg:height="4.445cm" svg:x="1.381cm" svg:y="23.86cm">
          <text:p text:style-name="P1">Legend</text:p>
          <draw:enhanced-geometry svg:viewBox="0 0 21600 21600" draw:type="rectangle" draw:enhanced-path="M 0 0 L 21600 0 21600 21600 0 21600 0 0 Z N"/>
        </draw:custom-shape>
        <draw:custom-shape draw:style-name="gr14" draw:text-style-name="P2" draw:layer="layout" svg:width="3.969cm" svg:height="2.818cm" svg:x="2.016cm" svg:y="24.966cm">
          <text:p text:style-name="P1">Ev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4.086cm" svg:height="2.45cm" svg:x="6.588cm" svg:y="25.003cm">
          <text:p text:style-name="P1">Cla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268cm" svg:height="2.94cm" svg:x="11.16cm" svg:y="24.857cm">
          <text:p text:style-name="P1">Data 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2" draw:layer="layout" svg:width="4.521cm" svg:height="2.695cm" svg:x="14.767cm" svg:y="25.003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 xml:id="id10" draw:id="id10" draw:layer="layout" svg:width="4.858cm" svg:height="2.818cm" svg:x="7.858cm" svg:y="19.796cm">
          <text:p text:style-name="P1">User chooses<text:line-break/>a result row</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curve" svg:x1="14.716cm" svg:y1="18.78cm" svg:x2="12.716cm" svg:y2="21.205cm" draw:start-shape="id8" draw:start-glue-point="2" draw:end-shape="id10" draw:end-glue-point="10" svg:d="M14716 18780c0 1617-666 2425-2000 2425" svg:viewBox="0 0 2001 2426">
          <text:p/>
        </draw:connector>
        <draw:connector draw:style-name="gr4" draw:text-style-name="P3" draw:layer="layout" draw:type="curve" svg:x1="7.858cm" svg:y1="21.205cm" svg:x2="5.29cm" svg:y2="19.415cm" draw:start-shape="id10" draw:start-glue-point="6" draw:end-shape="id11" svg:d="M7858 21205c-1712 0-2568-596-2568-1790" svg:viewBox="0 0 2569 179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0T09:37:55.617998711</meta:creation-date>
    <dc:date>2015-08-10T19:53:20.578513245</dc:date>
    <meta:editing-duration>PT3H5M43S</meta:editing-duration>
    <meta:editing-cycles>17</meta:editing-cycles>
    <meta:generator>LibreOffice/4.4.2.2$Linux_X86_64 LibreOffice_project/40m0$Build-2</meta:generator>
    <meta:document-statistic meta:object-count="27"/>
  </office:meta>
</office:document-meta>
</file>